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 text:is-list-header="true">Open SonATA Code Review Agenda</text:h>
      <text:p text:style-name="Text_20_body"/>
      <text:p text:style-name="Text_20_body">Monday, December 7, 2009 </text:p>
      <text:p text:style-name="Text_20_body"/>
      <text:p text:style-name="Text_20_body">9:00 AM <text:tab/><text:tab/>Introductions &amp; Coffee </text:p>
      <text:p text:style-name="Text_20_body">9:15 AM <text:tab/><text:tab/>Peter Backus - SETI Overview</text:p>
      <text:p text:style-name="Text_20_body">10:15-10:30 AM <text:tab/>Break </text:p>
      <text:p text:style-name="Text_20_body"/>
      <text:p text:style-name="Text_20_body">10:30-11:30 <text:tab/><text:tab/>Peter Backus - SETI Overview Continued </text:p>
      <text:p text:style-name="Text_20_body"/>
      <text:p text:style-name="Text_20_body">11:30-12:30 PM <text:tab/>Lunch Break (Symantec Cafe) </text:p>
      <text:p text:style-name="Text_20_body"/>
      <text:p text:style-name="Text_20_body">12:30-2:00 PM <text:tab/>Jane Jordan <text:s/>- Overview of SonATA Code</text:p>
      <text:p text:style-name="Text_20_body"><text:tab/><text:tab/><text:tab/><text:tab/>Block Diagram of Major Components</text:p>
      <text:p text:style-name="Text_20_body"><text:tab/><text:tab/><text:tab/><text:tab/>Functionality of Major Components </text:p>
      <text:p text:style-name="Text_20_body"><text:tab/><text:tab/><text:tab/><text:tab/>Directory Structure </text:p>
      <text:p text:style-name="Text_20_body"><text:tab/><text:tab/><text:tab/><text:tab/>Installation Overview </text:p>
      <text:p text:style-name="Text_20_body"><text:tab/><text:tab/><text:tab/><text:tab/>Unfinished Work </text:p>
      <text:p text:style-name="Text_20_body"><text:tab/><text:tab/><text:tab/><text:tab/>Wish Lis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e Jordan</meta:initial-creator>
    <meta:creation-date>2009-12-03T16:19:10</meta:creation-date>
    <dc:date>2009-12-04T10:04:38</dc:date>
    <dc:creator>Jane Jordan</dc:creator>
    <meta:editing-duration>PT00H15M29S</meta:editing-duration>
    <meta:editing-cycles>3</meta:editing-cycles>
    <meta:generator>OpenOffice.org/3.0$Unix OpenOffice.org_project/300m21$Build-9319</meta:generator>
    <meta:document-statistic meta:table-count="0" meta:image-count="0" meta:object-count="0" meta:page-count="1" meta:paragraph-count="14" meta:word-count="63" meta:character-count="457"/>
    <meta:user-defined meta:name="Info 1"/>
    <meta:user-defined meta:name="Info 2"/>
    <meta:user-defined meta:name="Info 3"/>
    <meta:user-defined meta:name="Info 4"/>
  </office:meta>
</office:document-meta>
</file>